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dobe Caslon Pro" svg:font-family="Adobe Caslon Pro"/>
  </office:font-face-decls>
  <office:automatic-styles>
    <style:style style:name="P1" style:family="paragraph" style:parent-style-name="Standard">
      <style:text-properties style:font-name="Adobe Caslon Pro" fo:font-size="72.0pt"/>
    </style:style>
    <style:style style:name="P2" style:family="paragraph" style:parent-style-name="Standard">
      <style:text-properties style:font-name="Adobe Caslon Pro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mall, Concentric Circles</text:p>
      <text:p text:style-name="P2"/>
      <text:p text:style-name="P2">I tried to find you in coffee shops and libraries, but the bookshelves hollered “Creep!”, the lattes giggled up bubbles. <text:s/></text:p>
      <text:p text:style-name="P2"/>
      <text:p text:style-name="P2">I tapped the shoulder of possibility but each time it looked at me with unfamiliar eyes, so I apologized for mistaking it for someone else.</text:p>
      <text:p text:style-name="P2"/>
      <text:p text:style-name="P2">I walked darkened streets in the feeling-small summers past, before I realized this city plays the same three chords over and over again. <text:s/>Now I look in lit windows and wonder how there could be so many lamps in this neighborhood but so few people. <text:s/></text:p>
      <text:p text:style-name="P2"/>
      <text:p text:style-name="P2">There's no people out here. <text:s/>I oversell the possibility, sure, but it is so outlandish a thought? <text:s/>That someone out there might want to return the thoughts I throw into air like a renegade satellite? <text:s/></text:p>
      <text:p text:style-name="P2"/>
      <text:p text:style-name="P2">Some form of sympathy I guess, my friend drags me to a dark dance bar where I drink until hip hop makes sense, assault the dance floor like a thirsty hyena and grab hips and give winks to a blurry mass of curled brunette hair and eyelashes. <text:s/>The patrons move in small, concentric circles away from me. <text:s/>Seems you can't wear nice guy like you can wear trustfund pseudo-thug. <text:s/>A middle-aged man in a college basketball jersey humps a high school girl and I tell my friend that some things have never hit me like this before -</text:p>
      <text:p text:style-name="P2"/>
      <text:p text:style-name="P2">You pretentious makeup-caked hussies with the short seams and your gawky-loud voices, you rattle off an endless loop of shit-coated cliches to a deaf audience who feigns interest so they can grab your breasts. <text:s/>And tonight I stand at the front of the line because just once I want to play along and pretend like this means something real to me. <text:s/>If this is a test of masculinity you picked the right night! <text:s/>Someone hand out the scantrons, I want to take a shot. <text:s/>Will you use a curve to compensate for the alcohol intake of me and my peers? <text:s/>WHERE THE FUCK IS MY DESK? <text:s/>I am tripping over bar stools and my friend helps me to a large wooden door as I yell “Pencils Down!”</text:p>
      <text:p text:style-name="P2"/>
      <text:p text:style-name="P2">I will admit that not every action in my life has been accurate or brilliant, but this one stings like the first time I fell off a bike while my friends were watching. <text:s/>You want to stand up and insist that this rarely happens but you can't hide the fact that you're just a kid and you're still learning this thing that everyone else has got down pat.</text:p>
      <text:p text:style-name="P2"/>
      <text:p text:style-name="P2">Well, I'll tell you this much.</text:p>
      <text:p text:style-name="P2"/>
      <text:p text:style-name="P2">This entrance exam we've made of love, I won't have it. <text:s/>The library never has the study guide, the waiting list is filled with a thousand old men who will never marry. <text:s/>They sit awkwardly in the entryway, every afternoon since puberty, reading the spines of books people drop in the return slot. <text:s/>The librarian smiles at me like she knows what I'm thinking but she hasn't got a clue.</text:p>
      <text:p text:style-name="P2">What's in there for me anyway? <text:s/>Is there a detailed explanation of why I can't invite you to a tea party? <text:s/>Why I can't take you to a ball being held in the rainy field I passed when I drove through Nebraska (Formal attire only)?</text:p>
      <text:p text:style-name="P2">It's that notion that it takes a concordance and cliff notes to get your phone number. <text:s/>That your heart is somewhere in this leather-bound mess of annotated case studies handed down from my father, that I'm supposed to worship it like scripture. <text:s/>No, the love I know was written at a third grade reading level. <text:s/>It's not long enough for chapters and there's pictures of butterflies on every other page. <text:s/>And all its really good for is draping over your eyes as you wander into someone else's arms, like a drunken game of pin the tail on the donkey. <text:s/>If its a study guide it just says “GO!”, if it's a test its one multiple choice question and every answer is “YES!” <text:s/>And I'm sorry but, all I've ever had are green pens.</text:p>
      <text:p text:style-name="P2"/>
      <text:p text:style-name="P2">On the ride home I look through my friend's moonroof at the stars and wonder if they're just more lamps of people I'm never going to meet. <text:s/>The alcohol is making my body pulsate softly with the night and for a second I picture myself at the doorstep of some distant quasar with a bouquet of daisies in my hand. <text:s/>Its a funny thought, but I feel a little better thinking about it. <text:s/>Maybe there's a place out there where the circles pull in inst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949.54</meta:generator>
    <dc:title/>
    <dc:description/>
    <dc:subject/>
    <meta:initial-creator/>
    <meta:keyword>cursorLocation=3981</meta:keyword>
  </office:meta>
</office:document-meta>
</file>